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Time New Roman1" svg:font-family="'Time New Roman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 New Roman" svg:font-family="'Time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 fo:text-align="justify" style:justify-single-word="false"/>
      <style:text-properties style:font-name="Time New Roman1" fo:font-size="12pt" officeooo:rsid="001278b6" officeooo:paragraph-rsid="001a42f1" style:font-size-asian="12pt" style:font-size-complex="12pt"/>
    </style:style>
    <style:style style:name="P2" style:family="paragraph" style:parent-style-name="Standard" style:list-style-name="L4">
      <style:paragraph-properties fo:line-height="115%" fo:text-align="justify" style:justify-single-word="false"/>
      <style:text-properties style:font-name="Time New Roman1" fo:font-size="12pt" officeooo:paragraph-rsid="001a42f1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 New Roman1" fo:font-size="12pt" officeooo:paragraph-rsid="001a42f1" style:font-size-asian="12pt" style:font-size-complex="12pt"/>
    </style:style>
    <style:style style:name="P4" style:family="paragraph" style:parent-style-name="Standard" style:list-style-name="L5">
      <style:paragraph-properties fo:line-height="115%" fo:text-align="justify" style:justify-single-word="false" fo:orphans="2" fo:widows="2"/>
      <style:text-properties style:font-name="Time New Roman1" fo:font-size="12pt" fo:font-weight="normal" officeooo:rsid="0014bad6" officeooo:paragraph-rsid="001a42f1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line-height="115%" fo:text-align="justify" style:justify-single-word="false"/>
      <style:text-properties officeooo:paragraph-rsid="001a42f1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.953cm" style:auto-text-indent="false"/>
      <style:text-properties style:font-name="Time New Roman1" fo:font-size="12pt" officeooo:paragraph-rsid="001a42f1" style:font-size-asian="12pt" style:font-size-complex="12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1" fo:font-size="12pt" officeooo:rsid="00109725" officeooo:paragraph-rsid="001a42f1" style:font-size-asian="12pt" style:font-size-complex="12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1" fo:font-size="12pt" officeooo:rsid="001a42f1" officeooo:paragraph-rsid="001a42f1" style:font-size-asian="12pt" style:font-size-complex="12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1" fo:font-size="12pt" officeooo:paragraph-rsid="001a42f1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.951cm" style:auto-text-indent="false" fo:break-before="page"/>
      <style:text-properties style:font-name="Time New Roman1" fo:font-size="12pt" officeooo:paragraph-rsid="001a42f1" style:font-size-asian="12pt" style:font-size-complex="12pt"/>
    </style:style>
    <style:style style:name="T1" style:family="text">
      <style:text-properties style:font-name="Time New Roman"/>
    </style:style>
    <style:style style:name="T2" style:family="text">
      <style:text-properties style:font-name="Time New Roman" fo:font-weight="bold" style:font-weight-asian="bold"/>
    </style:style>
    <style:style style:name="T3" style:family="text">
      <style:text-properties style:font-name="Time New Roman" fo:font-weight="bold" officeooo:rsid="0014bad6" style:font-weight-asian="bold"/>
    </style:style>
    <style:style style:name="T4" style:family="text">
      <style:text-properties style:font-name="Time New Roman" fo:font-weight="bold" fo:background-color="transparent" loext:char-shading-value="0" style:font-weight-asian="bold"/>
    </style:style>
    <style:style style:name="T5" style:family="text">
      <style:text-properties style:font-name="Time New Roman" fo:font-weight="bold" fo:background-color="transparent" loext:char-shading-value="0" style:font-name-asian="Calibri" style:font-weight-asian="bold" style:font-name-complex="F"/>
    </style:style>
    <style:style style:name="T6" style:family="text">
      <style:text-properties style:font-name="Time New Roman" officeooo:rsid="0014bad6"/>
    </style:style>
    <style:style style:name="T7" style:family="text">
      <style:text-properties style:font-name="Time New Roman" officeooo:rsid="000faad7"/>
    </style:style>
    <style:style style:name="T8" style:family="text">
      <style:text-properties style:font-name="Time New Roman" officeooo:rsid="00109725"/>
    </style:style>
    <style:style style:name="T9" style:family="text">
      <style:text-properties style:font-name="Time New Roman" fo:language="en" fo:country="US" officeooo:rsid="00109725"/>
    </style:style>
    <style:style style:name="T10" style:family="text">
      <style:text-properties style:font-name="Time New Roman" officeooo:rsid="00109725" fo:background-color="transparent" loext:char-shading-value="0"/>
    </style:style>
    <style:style style:name="T11" style:family="text">
      <style:text-properties style:font-name="Time New Roman" officeooo:rsid="0014bad6" fo:background-color="transparent" loext:char-shading-value="0"/>
    </style:style>
    <style:style style:name="T12" style:family="text">
      <style:text-properties style:font-name="Time New Roman" fo:background-color="transparent" loext:char-shading-value="0"/>
    </style:style>
    <style:style style:name="T13" style:family="text">
      <style:text-properties style:font-name="Time New Roman" fo:background-color="transparent" loext:char-shading-value="0" style:font-name-asian="Calibri" style:font-name-complex="F"/>
    </style:style>
    <style:style style:name="T14" style:family="text">
      <style:text-properties style:font-name="Time New Roman" officeooo:rsid="001278b6"/>
    </style:style>
    <style:style style:name="T15" style:family="text">
      <style:text-properties style:font-name="Time New Roman" fo:font-size="12pt" officeooo:rsid="000faad7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09725"/>
    </style:style>
    <style:style style:name="T18" style:family="text">
      <style:text-properties fo:font-size="12pt" officeooo:rsid="000faad7" style:font-size-asian="12pt" style:font-size-complex="12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14bad6" style:font-weight-asian="bold"/>
    </style:style>
    <style:style style:name="T21" style:family="text">
      <style:text-properties fo:font-weight="bold" fo:background-color="transparent" loext:char-shading-value="0" style:font-weight-asian="bold"/>
    </style:style>
    <style:style style:name="T22" style:family="text">
      <style:text-properties fo:font-weight="bold" fo:background-color="transparent" loext:char-shading-value="0" style:font-name-asian="Calibri" style:font-weight-asian="bold" style:font-name-complex="F"/>
    </style:style>
    <style:style style:name="T23" style:family="text">
      <style:text-properties officeooo:rsid="000faad7"/>
    </style:style>
    <style:style style:name="T24" style:family="text">
      <style:text-properties officeooo:rsid="00109725"/>
    </style:style>
    <style:style style:name="T25" style:family="text">
      <style:text-properties officeooo:rsid="00109725" fo:background-color="transparent" loext:char-shading-value="0"/>
    </style:style>
    <style:style style:name="T26" style:family="text">
      <style:text-properties officeooo:rsid="0014bad6"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 style:font-name-asian="Calibri" style:font-name-complex="F"/>
    </style:style>
    <style:style style:name="T29" style:family="text">
      <style:text-properties officeooo:rsid="0014bad6"/>
    </style:style>
    <style:style style:name="T30" style:family="text">
      <style:text-properties officeooo:rsid="001278b6"/>
    </style:style>
    <style:style style:name="T31" style:family="text">
      <style:text-properties style:font-name="Time New Roman1" fo:font-size="12pt" officeooo:rsid="000faad7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9">Актуальность темы.</text:span> На данный момент существует множество военных стратегий реального времени. И не все из них позволяют моделировать реалистичные или максимально приближенные к реальности битвы, в которых бы учитывались не только особенности рельефа и различных видов войск, но и другие факторы, такие как запасы еды, топлива, пути снабжения, погодные условия.</text:p>
      <text:p text:style-name="P3"><text:tab/>Ранее студентами ПГТУ была создана игра под названием «<text:span text:style-name="T16">WarOnMap</text:span>», которая учитывает перечисленные выше факторы. Эта игра позволяет моделировать приближенные к реальности битвы и это может пригодиться военным в реальных войнах. </text:p>
      <text:p text:style-name="P3"><text:tab/>Управлять войсками - непростая задача, как в игре, так и в реальности. На обучение человека управлению армией будет потрачено много времени и ресурсов, кроме того человек может допускать ошибки из-за различных причин. </text:p>
      <text:p text:style-name="P9">Известно, что ИИ обучается гораздо быстрее и совершает меньше ошибок. <text:span text:style-name="T23">На данный момент наибольших успехов в этой области добились разработчики ботов для игр StarCraft: BroodWar и Starcraft 2 Legacy of the Void. Эти игры являются военными стратегиями реального времени, и они отличаются от «</text:span><text:span text:style-name="T17">WarOnMap</text:span><text:span text:style-name="T24">» тем, что там необходимо развивать экономику, и наличием видов войск, которых не существует в реальном мире(</text:span><text:span text:style-name="T25">например</text:span><text:span text:style-name="T24">, самолёт который может трансформироваться в шагающего робота)</text:span></text:p>
      <text:p text:style-name="P7"><text:span text:style-name="T30">Разработанные</text:span> бот<text:span text:style-name="T30">ы представляют из себя набор скриптов и из этого вытекает несколько минусов: </text:span></text:p>
      <text:list xml:id="list3416699475" text:style-name="L1">
        <text:list-item>
          <text:p text:style-name="P1">Действия бота можно предсказать и за несколько боёв можно понять суть его стратегий и подобрать контр-стратегию.</text:p>
        </text:list-item>
        <text:list-item>
          <text:p text:style-name="P1">Бот имеет заранее созданный набор стратегий и вариантов поведения, которые создаёт разработчик, и из этого следует, что бот не всегда может адаптироваться к ситуации, так как не может продемонстрировать нестандартную стратегию.</text:p>
        </text:list-item>
      </text:list>
      <text:p text:style-name="P9"><text:span text:style-name="T29">Эти проблемы можно решить использованием технологий машинного обучения. Использование например нейронных сетей позволит решить обе проблемы, так как нейронная сеть может самообучаться и адаптироваться.</text:span></text:p>
      <text:p text:style-name="P9"/>
      <text:p text:style-name="P10"/>
      <text:p text:style-name="P6"><text:span text:style-name="T19">Целью</text:span> диссертационной работы является <text:span text:style-name="T29">создание нейросетевого ИИ </text:span><text:span text:style-name="T26">для игры «WarOnMap»</text:span><text:span text:style-name="T27">. <text:s/>Исходя из поставленной цели, в диссертационной работе решаются следующие </text:span><text:span text:style-name="T21">задачи</text:span><text:span text:style-name="T27">:</text:span></text:p>
      <text:list xml:id="list1603320697" text:style-name="L5">
        <text:list-item>
          <text:p text:style-name="P4"><text:span text:style-name="T28">Найти и проанализировать различные технологии машинного обучения.</text:span></text:p>
        </text:list-item>
        <text:list-item>
          <text:p text:style-name="P4"><text:span text:style-name="T28">Выбрать подходящие для решения цели</text:span></text:p>
        </text:list-item>
        <text:list-item>
          <text:p text:style-name="P4"><text:span text:style-name="T28">Разработать API для бота</text:span></text:p>
        </text:list-item>
        <text:list-item>
          <text:p text:style-name="P4"><text:span text:style-name="T28">Спроектировать ИИ, который будет использовать ранее выбранные технологии.</text:span></text:p>
        </text:list-item>
        <text:list-item>
          <text:p text:style-name="P4"><text:span text:style-name="T28">Создать ИИ</text:span></text:p>
        </text:list-item>
        <text:list-item>
          <text:p text:style-name="P4"><text:span text:style-name="T28">Обучить ИИ на самом себе или реальных игроках</text:span></text:p>
        </text:list-item>
        <text:list-item>
          <text:p text:style-name="P4"><text:span text:style-name="T28">Протестировать ИИ на реальных игроках</text:span></text:p>
        </text:list-item>
      </text:list>
      <text:p text:style-name="P9"><text:span text:style-name="T19">Объектом исследования</text:span> является <text:span text:style-name="T29">машинное обучение</text:span>.</text:p>
      <text:p text:style-name="P6"><text:span text:style-name="T19">Предмет</text:span><text:span text:style-name="T20">ом</text:span><text:span text:style-name="T19"> исследования</text:span> <text:span text:style-name="T29">является машинное обучение в стратегиях реального времени на дорожном графе</text:span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Time New Roman1" svg:font-family="'Time New Roman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 New Roman" svg:font-family="'Time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8:52:13.696375710</meta:creation-date>
    <dc:date>2018-12-21T19:10:12.101749830</dc:date>
    <meta:editing-duration>PT17M5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18" meta:word-count="349" meta:character-count="2533" meta:non-whitespace-character-count="2205"/>
  </office:meta>
</office:document-meta>
</file>